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office:font-face-decls>
  <office:automatic-styles>
    <style:style style:name="P1" style:family="paragraph" style:parent-style-name="Standard">
      <style:text-properties style:font-name="Helvetica Neue" fo:font-size="16.0pt" fo:color="#1b1f22"/>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This project is licensed under the terms of the MIT license.</text:span></text:p>
      <text:p text:style-name="P1"><text:span text:style-name="T1"/></text:p>
      <text:p text:style-name="P1"><text:span text:style-name="T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1"><text:span text:style-name="T1"/></text:p>
      <text:p text:style-name="P1"><text:span text:style-name="T1">The above copyright notice and this permission notice shall be included in all copies or substantial portions of the Software.</text:span></text:p>
      <text:p text:style-name="P1"><text:span text:style-name="T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8.17</meta:generator>
  </office:meta>
</office:document-meta>
</file>